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orphans="2" fo:widows="2" fo:text-indent="0cm" style:auto-text-indent="false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italic" fo:font-weight="normal" style:font-style-asian="italic" style:font-style-complex="italic"/>
    </style:style>
    <style:style style:name="P5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italic" fo:font-weight="normal" officeooo:rsid="000b9e6c" officeooo:paragraph-rsid="000b9e6c" style:font-style-asian="italic" style:font-style-complex="italic"/>
    </style:style>
    <style:style style:name="P6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fo:letter-spacing="normal"/>
    </style:style>
    <style:style style:name="P7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</style:style>
    <style:style style:name="T1" style:family="text">
      <style:text-properties style:font-name-asian="monospace" style:font-size-asian="10.5pt" style:font-style-asian="normal" style:font-weight-asian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9e6c" style:font-style-asian="normal" style:font-style-complex="normal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officeooo:rsid="000b9e6c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 officeooo:rsid="000b9e6c"/>
    </style:style>
    <style:style style:name="T8" style:family="text">
      <style:text-properties fo:font-variant="normal" fo:text-transform="none" fo:color="#000000" style:font-name="monospace" fo:font-size="10.5pt" fo:letter-spacing="normal" fo:font-style="normal" fo:font-weight="normal" officeooo:rsid="000b9e6c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3ulcb login: root</text:p>
      <text:p text:style-name="P7"><text:span text:style-name="T6">root@h3ulcb:~# cd /lib/modules/</text:span><text:span text:style-name="T8">tab vataka</text:span><text:span text:style-name="T6">/</text:span></text:p>
      <text:p text:style-name="P3">root@h3ulcb:/lib/modules/4.14.75-ltsi-yocto-standard# depmod -a</text:p>
      <text:p text:style-name="P3">root@h3ulcb:/lib/modules/4.14.75-ltsi-yocto-standard# cd /</text:p>
      <text:p text:style-name="P3">root@h3ulcb:/# export TZ=JST-9</text:p>
      <text:p text:style-name="P7"><text:span text:style-name="T6">root@h3ulcb:/# date </text:span><text:span text:style-name="T8">071201352022</text:span><text:span text:style-name="T6"> <text:s text:c="4"/>&lt;- MMDDHHMMYY format</text:span></text:p>
      <text:p text:style-name="P3">Thu Jun 4 01:19:00 JST 2020</text:p>
      <text:p text:style-name="P3">root@h3ulcb:/# mount /dev/mmcblk1p2 /mnt</text:p>
      <text:p text:style-name="P3">root@h3ulcb:/# mount -t proc none /mnt/proc</text:p>
      <text:p text:style-name="P3">root@h3ulcb:/# mount -t sysfs none /mnt/sys</text:p>
      <text:p text:style-name="P3">root@h3ulcb:/# mount -t devtmpfs none /mnt/dev</text:p>
      <text:p text:style-name="P4"><text:span text:style-name="T5">etc</text:span><text:span text:style-name="T3">/network/interface</text:span></text:p>
      <text:p text:style-name="P4"><text:span text:style-name="T3"/></text:p>
      <text:p text:style-name="P5"><text:span text:style-name="T3">D</text:span><text:span text:style-name="T2">HCP config maada</text:span></text:p>
      <text:p text:style-name="P3">root@h3ulcb:/# chroot /mnt /bin/bash</text:p>
      <text:p text:style-name="P7"><text:span text:style-name="T6">root@h3ulcb:/# echo nameserver </text:span><text:span text:style-name="T8">8.8.8.8</text:span><text:span text:style-name="T6"> &gt;/etc/resolv.conf</text:span></text:p>
      <text:p text:style-name="P3">root@h3ulcb:/# apt-get update</text:p>
      <text:p text:style-name="P3">root@h3ulcb:/# apt-get install -y apt-utils perl-modules</text:p>
      <text:p text:style-name="P3">root@h3ulcb:/# apt-get install -y ubuntu-standard</text:p>
      <text:p text:style-name="P3">root@h3ulcb:/# apt-get install -y vim net-tools ssh sudo tzdata rsyslog udev iputils-ping</text:p>
      <text:p text:style-name="P6"><text:s/><text:span text:style-name="T1">・・・</text:span></text:p>
      <text:p text:style-name="P3">Preconfiguring packages ...</text:p>
      <text:p text:style-name="P7"/>
      <text:p text:style-name="P3">Package configuration</text:p>
      <text:p text:style-name="P3">Configuring tzdata</text:p>
      <text:p text:style-name="P3">Please select the geographic area in which you live. Subsequent configuration questions will narrow</text:p>
      <text:p text:style-name="P3">this down x x by presenting a list of cities, representing thee time zones in which they are located.</text:p>
      <text:p text:style-name="P6"><text:s text:c="5"/><text:span text:style-name="T1">「</text:span><text:span text:style-name="T4">When the TimeZone setting window opens, select Asia/Tokyo</text:span><text:span text:style-name="T1">」</text:span></text:p>
      <text:p text:style-name="P3">root@h3ulcb:/# apt-get upgrade</text:p>
      <text:p text:style-name="P3">root@h3ulcb:/# cd /etc/systemd/network</text:p>
      <text:p text:style-name="P3">root@h3ulcb:/etc/systemd/network# ls</text:p>
      <text:p text:style-name="P3">root@h3ulcb:/etc/systemd/network# cat &gt;01-eth0.network</text:p>
      <text:p text:style-name="P3">[Match]</text:p>
      <text:p text:style-name="P3">Name=eth0</text:p>
      <text:p text:style-name="P7"/>
      <text:p text:style-name="P3">[Network]</text:p>
      <text:p text:style-name="P3">DHCP=ipv4</text:p>
      <text:p text:style-name="P6"><text:s text:c="5"/><text:span text:style-name="T1">「</text:span><text:span text:style-name="T4">Ctrl+D after writing</text:span><text:span text:style-name="T1">」</text:span></text:p>
      <text:p text:style-name="P3">root@h3ulcb:/etc/systemd/network# cd /etc</text:p>
      <text:p text:style-name="P3">root@h3ulcb:/etc# vi shadow</text:p>
      <text:p text:style-name="P6"><text:s text:c="5"/><text:span text:style-name="T1">「</text:span><text:span text:style-name="T4">Rewrite root line -&gt; no PW</text:span><text:span text:style-name="T1">」</text:span></text:p>
      <text:p text:style-name="P3">root::18295:0:99999:7:::</text:p>
      <text:p text:style-name="P3">root@h3ulcb:/etc# vi /etc/ssh/sshd_config</text:p>
      <text:p text:style-name="P6"><text:s text:c="5"/><text:span text:style-name="T1">「</text:span><text:span text:style-name="T4">Rewrite as yes</text:span><text:span text:style-name="T1">」</text:span></text:p>
      <text:p text:style-name="P3">permitRootlogin yes</text:p>
      <text:p text:style-name="P3">root@h3ulcb:/etc# systemctl enable systemd-networkd</text:p>
      <text:p text:style-name="P3">root@h3ulcb:/etc# cp /usr/share/systemd/tmp.mount /etc/systemd/system/tmp.mount</text:p>
      <text:p text:style-name="P3">root@h3ulcb:/etc# systemctl enable tmp.mount</text:p>
      <text:p text:style-name="P3">root@h3ulcb:/etc# systemctl enable systemd-resolved</text:p>
      <text:p text:style-name="P3">root@h3ulcb:/etc# rm /etc/resolv.conf</text:p>
      <text:p text:style-name="P3">root@h3ulcb:/etc# ln -s /run/systemd/resolve/resolv.conf /etc/resolv.conf</text:p>
      <text:p text:style-name="P3">root@h3ulcb:/etc# exit</text:p>
      <text:p text:style-name="P3">root@h3ulcb:/# umount /mnt/proc</text:p>
      <text:p text:style-name="P3">root@h3ulcb:/# umount /mnt/sys</text:p>
      <text:p text:style-name="P3">root@h3ulcb:/# umount /mnt/dev</text:p>
      <text:p text:style-name="P3"><text:soft-page-break/>root@h3ulcb:/# umount /mnt</text:p>
      <text:p text:style-name="P3">root@h3ulcb:/# reboot</text:p>
      <text:p text:style-name="P3">U-Boot 2020.01 (Mar 18 2021 - 06:36:02 +0000)</text:p>
      <text:p text:style-name="P6"><text:s/><text:span text:style-name="T1">・・・</text:span></text:p>
      <text:p text:style-name="P3">Hit any key to stop autoboot: 0</text:p>
      <text:p text:style-name="P3">=&gt; setenv bootargs 'root=/dev/mmcblk1p2 rootwait rw'</text:p>
      <text:p text:style-name="P3">=&gt; saveenv</text:p>
      <text:p text:style-name="P3">=&gt; run bootcmd</text:p>
      <text:p text:style-name="P3">Ubuntu 18.04.4 LTS localhost.localdomain ttySC0</text:p>
      <text:p text:style-name="P3">localhost login: root</text:p>
      <text:p text:style-name="P3">root@localhost:~# passwd root <text:s text:c="4"/>&lt;- PW setting</text:p>
      <text:p text:style-name="P3">Enter new UNIX password : h3ulcb</text:p>
      <text:p text:style-name="P3">Retry new UNIX password : h3ulcb</text:p>
      <text:p text:style-name="P3">root@localhost:~# dpkg-reconfigure tzdata</text:p>
      <text:p text:style-name="P6"><text:s text:c="5"/><text:span text:style-name="T1">「</text:span><text:span text:style-name="T4">When the TimeZone setting window opens, select Asia/Tokyo</text:span><text:span text:style-name="T1">」</text:span></text:p>
      <text:p text:style-name="P3">root@localhost:~# apt-get install -y </text:p>
      <text:p text:style-name="P2">root@localhost:~# powerof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09:34:41.295168188</meta:creation-date>
    <dc:date>2022-07-12T09:36:32.647783670</dc:date>
    <meta:editing-duration>PT1M51S</meta:editing-duration>
    <meta:editing-cycles>1</meta:editing-cycles>
    <meta:document-statistic meta:table-count="0" meta:image-count="0" meta:object-count="0" meta:page-count="2" meta:paragraph-count="69" meta:word-count="301" meta:character-count="2577" meta:non-whitespace-character-count="2323"/>
    <meta:generator>LibreOffice/6.4.7.2$Linux_X86_64 LibreOffice_project/40$Build-2</meta:generator>
  </office:meta>
</office:document-meta>
</file>